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style:text-line-through-style="solid" style:text-line-through-type="singl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ree tabs between A and B will be converted to one Space: A<text:tab/><text:tab/><text:tab/>B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 Linnemann</meta:initial-creator>
    <meta:creation-date>2015-03-01T17:26:12.31</meta:creation-date>
    <dc:date>2021-03-31T09:51:22.427000000</dc:date>
    <meta:editing-duration>PT10M10S</meta:editing-duration>
    <meta:editing-cycles>3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1" meta:word-count="14" meta:character-count="65" meta:non-whitespace-character-count="50"/>
  </office:meta>
</office:document-meta>
</file>